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16.267cm"/>
    </style:style>
    <style:style style:name="Table1.1" style:family="table-row">
      <style:table-row-properties fo:keep-together="auto"/>
    </style:style>
    <style:style style:name="Table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2" style:family="table">
      <style:table-properties style:width="16.267cm" fo:margin-left="-0.199cm" table:align="left" style:writing-mode="lr-tb"/>
    </style:style>
    <style:style style:name="Table2.A" style:family="table-column">
      <style:table-column-properties style:column-width="16.267cm"/>
    </style:style>
    <style:style style:name="Table2.1" style:family="table-row">
      <style:table-row-properties fo:keep-together="auto"/>
    </style:style>
    <style:style style:name="Table2.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line-height="130%"/>
      <style:text-properties fo:language="nl" fo:country="BE"/>
    </style:style>
    <style:style style:name="P2" style:family="paragraph" style:parent-style-name="Standard" style:list-style-name="WW8Num1">
      <style:paragraph-properties fo:line-height="130%"/>
      <style:text-properties fo:language="nl" fo:country="BE"/>
    </style:style>
    <style:style style:name="P3" style:family="paragraph" style:parent-style-name="Standard">
      <style:paragraph-properties fo:line-height="130%"/>
    </style:style>
    <style:style style:name="P4" style:family="paragraph" style:parent-style-name="Standard" style:list-style-name="WW8Num1">
      <style:paragraph-properties fo:line-height="130%"/>
    </style:style>
    <style:style style:name="P5" style:family="paragraph" style:parent-style-name="Standard">
      <style:paragraph-properties style:text-autospace="none"/>
    </style:style>
    <style:style style:name="P6" style:family="paragraph" style:parent-style-name="Standard">
      <style:text-properties fo:color="#000000" style:font-name="Courier New" fo:font-size="10pt" style:font-size-asian="10pt" style:font-name-complex="Courier New" style:font-size-complex="10pt"/>
    </style:style>
    <style:style style:name="P7" style:family="paragraph" style:parent-style-name="Heading_20_2" style:master-page-name="Standard">
      <style:paragraph-properties fo:line-height="130%" style:page-number="auto"/>
      <style:text-properties fo:language="nl" fo:country="BE"/>
    </style:style>
    <style:style style:name="P8" style:family="paragraph" style:parent-style-name="Heading_20_3">
      <style:paragraph-properties fo:line-height="130%"/>
    </style:style>
    <style:style style:name="P9" style:family="paragraph" style:parent-style-name="Heading_20_3">
      <style:paragraph-properties fo:line-height="130%" fo:break-before="page"/>
    </style:style>
    <style:style style:name="T1" style:family="text">
      <style:text-properties fo:language="nl" fo:country="BE"/>
    </style:style>
    <style:style style:name="T2" style:family="text">
      <style:text-properties fo:color="#ff0000" fo:language="nl" fo:country="BE"/>
    </style:style>
    <style:style style:name="T3" style:family="text">
      <style:text-properties style:font-name="Courier New" fo:font-size="10pt" style:font-size-asian="10pt" style:font-name-complex="Courier New" style:font-size-complex="10pt"/>
    </style:style>
    <style:style style:name="T4" style:family="text">
      <style:text-properties style:font-name="Courier New" fo:font-size="10pt" fo:language="en" fo:country="GB" style:font-size-asian="10pt" style:font-name-complex="Courier New" style:font-size-complex="10pt"/>
    </style:style>
    <style:style style:name="T5" style:family="text">
      <style:text-properties fo:color="#000000" style:font-name="Courier New" fo:font-size="10pt" style:font-size-asian="10pt" style:font-name-complex="Courier New" style:font-size-complex="10pt"/>
    </style:style>
    <style:style style:name="T6" style:family="text">
      <style:text-properties fo:color="#000000" style:font-name="Courier New" fo:font-size="10pt" fo:language="en" fo:country="GB" style:font-size-asian="10pt" style:font-name-complex="Courier New" style:font-size-complex="10pt"/>
    </style:style>
    <style:style style:name="T7" style:family="text">
      <style:text-properties fo:color="#2a00ff" style:font-name="Courier New" fo:font-size="10pt" style:font-size-asian="10pt" style:font-name-complex="Courier New" style:font-size-complex="10pt"/>
    </style:style>
    <style:style style:name="T8" style:family="text">
      <style:text-properties fo:color="#2a00ff" style:font-name="Courier New" fo:font-size="10pt" fo:language="en" fo:country="GB" style:font-size-asian="10pt" style:font-name-complex="Courier New" style:font-size-complex="10pt"/>
    </style:style>
    <style:style style:name="T9" style:family="text">
      <style:text-properties fo:color="#7f0055" style:font-name="Courier New" fo:font-size="10pt" fo:font-weight="bold" style:font-size-asian="10pt" style:font-weight-asian="bold" style:font-name-complex="Courier New" style:font-size-complex="10pt" style:font-weight-complex="bold"/>
    </style:style>
    <style:style style:name="T10" style:family="text">
      <style:text-properties fo:color="#7f0055" style:font-name="Courier New" fo:font-size="10pt" fo:language="en" fo:country="GB" fo:font-weight="bold" style:font-size-asian="10pt" style:font-weight-asian="bold" style:font-name-complex="Courier New"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Modules toevoegen</text:h>
      <text:p text:style-name="P1"/>
      <text:p text:style-name="P3"><text:span text:style-name="T1">Een vereiste van het programma was dat er achteraf op een eenvoudige manier modules toegevoegd konden worden. Daarom hebben we de aanpassingen die nodig zijn tot een minimum proberen te houden. Om een module toe te voegen zijn er enkele stappen nodig. Er zijn 2 bestanden nodig voor een module, namelijk een XML-bestand en een Javabestanden. Nadat deze aangemaakt zijn, is het nodig enkele regels Javacode toe te voegen in het hoofdprogramma. Volgende paragrafen verduidelijkt deze stappen. </text:span></text:p>
      <text:p text:style-name="P1"/>
      <text:p text:style-name="P1"/>
      <text:h text:style-name="P8" text:outline-level="3"><text:span text:style-name="T1">1 Het XML-bestand</text:span></text:h>
      <text:p text:style-name="P1"/>
      <text:p text:style-name="P3"><text:span text:style-name="T1">In het XML-bestand staat de configuratie van de module. Hierin staan de in- en uitgangen met hun posities. Indien er geen in- of uitgangen aanwezig zijn op de module, mogen deze worden weggelaten uit het XML-bestand. Ook de positie van de led staat in dit bestand, met een parameter die aangeeft of de led horizontaal of verticaal gericht is. Verder staat in dit XML-bestand de naam van de modules en het pad naar de afbeeldingen van de module. Het icoon wijst op de afbeelding van de lijst waaruit de modules geselecteerd kunnen worden. De gewone afbeelding wijst op de afbeelding die gebruikt wordt bij het tekenen. </text:span></text:p>
      <text:p text:style-name="P1"/>
      <text:p text:style-name="P3"><text:span text:style-name="T1">Het kan zijn dat de gebruiker bij de simulatie bijvoorbeeld een knop op de modules kan verzetten. In dit geval moeten er nog enkele parameters toegevoegd worden aan het XML-bestand. Dit zijn de eigenschappen van het gebied waarop men kan klikken. Deze parameters mogen weggelaten worden indien er geen interactie nodig is bij de simulatie. </text:span></text:p>
      <text:p text:style-name="P1"/>
      <text:p text:style-name="P3"><text:span text:style-name="T1">Een meer gedetailleerde uitleg over het XML-bestand en voorbeelden zijn gegeven in </text:span><text:span text:style-name="T2">bijlage</text:span><text:span text:style-name="T1">.</text:span></text:p>
      <text:p text:style-name="P3"><text:span text:style-name="T1">Het programma leest de configuratie uit het XML-bestand in met behulp van Xstream en plaatst ze in een configuratiemodule. Deze configuratiemodule is gemeenschappelijk voor alle modules en dient niet aangemaakt te worden. Voor meer informatie over het configuratie-bestand verwijzen we naar </text:span><text:span text:style-name="T2">bijlage</text:span><text:span text:style-name="T1">.</text:span></text:p>
      <text:p text:style-name="P1"/>
      <text:p text:style-name="P1"/>
      <text:h text:style-name="P9" text:outline-level="3"><text:span text:style-name="T1">2 De module</text:span></text:h>
      <text:p text:style-name="P1"/>
      <text:p text:style-name="P3"><text:span text:style-name="T1">Een tweede bestand dat nodig is om een module aan te maken, is een Javabestand voor de module zelf. Dit is het belangrijkste bestand want hiermee maakt het programma de module aan en plaatst de in- en uitgangen. Een methode moet altijd aanwezig zijn in dit bestand, namelijk de methode process(Event evt). Dit is de methode die zorgt voor de verwerking van de in- en uitgangen waar de parameter evt het binnenkomende event is. De overige variabelen en methodes erft de module over van een algemeen object.</text:span></text:p>
      <text:p text:style-name="P1"/>
      <text:p text:style-name="P3"><text:span text:style-name="T1">Bij het XML-bestand en kunnen extra parameters meegegeven zijn voor interactie bij de simulatie. Indien dit het geval is, moet er een extra methode voorzien worden, namelijk addListeners(). Deze methode maakt het aanklikbaar gebied aan. Ook wordt hier toegevoegd wat er moet gebeuren als er bijvoorbeeld met een muis op dit gebied geklikt wordt</text:span></text:p>
      <text:p text:style-name="P1"/>
      <text:p text:style-name="P3"><text:span text:style-name="T1">Verder kan het zijn dat ook de methode colorNodes() nodig is. Normaal kleurt de module bij de simulatie zijn connecties aan de hand van hun status. Ook kleurt hij de led aan de hand van de status van de uitgang. Indien dit anders moet gebeuren bij een bepaalde module, zal deze een eigen methode colorNodes() moeten hebben die de connecties en led kleurt. </text:span></text:p>
      <text:p text:style-name="P1"/>
      <text:p text:style-name="P3"><text:span text:style-name="T1">Indien de module zijn in- of uitgangen al moet wijzigen voor de simulatie start, zal ook de methode initialize() aanwijzig moeten zijn. Dit is bijvoorbeeld bij de NIET-poort het geval. Hier is immers voor de simulatie start de uitgang al 1 als de ingang 0 is. Voor deze module zal de methode initialize() de uitgangen dus al gaan aanpassen voor de simulatie start.</text:span></text:p>
      <text:p text:style-name="P1"/>
      <text:p text:style-name="P3"><text:span text:style-name="T1">Voor een module moeten dus enkele belangrijke modules voorzien worden. De methode process(Event e) moet altijd aanwezig zijn. De methodes addListeners(), colorNodes() en initialize() zijn optioneel. Indien een van deze laatste drie methodes niet in de module aanwezig zijn, zal de methode uit de algemene moduleklasse genomen worden. Meer uitleg en voorbeelden over de module is te vinden in </text:span><text:span text:style-name="T2">bijlage</text:span><text:span text:style-name="T1">.</text:span></text:p>
      <text:p text:style-name="P1"/>
      <text:p text:style-name="P1"/>
      <text:h text:style-name="P9" text:outline-level="3"><text:span text:style-name="T1">3 De code</text:span></text:h>
      <text:p text:style-name="P1"/>
      <text:p text:style-name="P3"><text:span text:style-name="T1">Als de voorgaande 2 bestanden aangemaakt zijn, moeten deze nog in het hoofdprogramma ingebracht worden. Hiervoor moeten in 2 bestanden een kleine wijziging gebeuren, namelijk Simulator.java en Workspace.java. Deze bestanden zijn terug te vinden in de package “be.khlim.trein.gui”.</text:span></text:p>
      <text:p text:style-name="P1"/>
      <text:p text:style-name="P3"><text:span text:style-name="T1">Het eerste bestand dat gewijzigd moet worden, is Simulator.java. Hierin moet in de methode makeModules() nog de link naar het XML-bestand staan. Dit gebeurt door in deze methode de methode readConfModule(String location, Xstream x) te plaatsen. Deze methode zorgt voor de aanmaak van een configuratiemodule. De parameter location is het pad van het XML-bestand en x is het Xstream object, in Simulator.java xstream genaamd. Voor een module met een XML-bestand met de naam ‘modulenaam.xml’ wordt dit dan.</text:span></text:p>
      <text:p text:style-name="P1"/>
      <table:table table:name="Table1" table:style-name="Table1">
        <table:table-column table:style-name="Table1.A"/>
        <table:table-row table:style-name="Table1.1">
          <table:table-cell table:style-name="Table1.A1" office:value-type="string">
            <text:p text:style-name="Standard"><text:span text:style-name="T5">readConfModule(</text:span><text:span text:style-name="T7">"XML/modulenaam.xml"</text:span><text:span text:style-name="T5">, xstream);</text:span></text:p>
          </table:table-cell>
        </table:table-row>
      </table:table>
      <text:p text:style-name="P1"/>
      <text:p text:style-name="P3"><text:span text:style-name="T1">Hierna moet enkel nog Workspace.java gewijzigd worden. Het programma vergelijkt i</text:span>n de methode readModule(ConfModule cmod, Point2D p, int ind) op de namen van de doorgegeven configuratiemodule aan de hand van if-else-lussen. <text:s/>Om een nieuwe module toe te voegen, volstaat het om een nieuwe if lus toe te voegen die controleert op de naam van deze module. De naam van de module is degene die in het XML-bestand is meegegeven. In deze if-lus maakt het programma dan de juiste module aan. Voor een module met naam ‘modulenaam’ en een modulebestand met naam ‘ModuleNaam.java’ wordt dit dan.</text:p>
      <text:p text:style-name="P1"/>
      <table:table table:name="Table2" table:style-name="Table2">
        <table:table-column table:style-name="Table2.A"/>
        <table:table-row table:style-name="Table2.1">
          <table:table-cell table:style-name="Table2.A1" office:value-type="string">
            <text:p text:style-name="P5"><text:span text:style-name="T10">else</text:span><text:span text:style-name="T6"> </text:span><text:span text:style-name="T10">if</text:span><text:span text:style-name="T6"> (name.matches(</text:span><text:span text:style-name="T8">"modulenaam"</text:span><text:span text:style-name="T6">)){</text:span></text:p>
            <text:p text:style-name="P5"><text:span text:style-name="T6"><text:tab/><text:tab/><text:tab/></text:span><text:span text:style-name="T5">mod = </text:span><text:span text:style-name="T9">new</text:span><text:span text:style-name="T5"> ModuleNaam(cmod);</text:span></text:p>
            <text:p text:style-name="P6"><text:tab/><text:tab/>}</text:p>
          </table:table-cell>
        </table:table-row>
      </table:table>
      <text:p text:style-name="P1"/>
      <text:p text:style-name="P1">Zo maakt het programma de juiste modules aan. Verder zijn er geen wijzigingen nodig.</text:p>
      <text:p text:style-name="P1"/>
      <text:p text:style-name="P1"/>
      <text:h text:style-name="P8" text:outline-level="3"><text:span text:style-name="T1">4 Conclusie</text:span></text:h>
      <text:p text:style-name="P1"/>
      <text:p text:style-name="P3"><text:span text:style-name="T1">Om te besluiten zetten we vatten we even kort de nodige stappen nog eens samen. </text:span></text:p>
      <text:list xml:id="list3911773836" text:style-name="WW8Num1">
        <text:list-item>
          <text:p text:style-name="P2">XML-bestand aanmaken</text:p>
        </text:list-item>
        <text:list-item>
          <text:p text:style-name="P2">Module aanmaken</text:p>
        </text:list-item>
        <text:list-item>
          <text:p text:style-name="P4"><text:span text:style-name="T1">Aanmaken van het configuratiebestand toevoegen in Simulator.java</text:span></text:p>
        </text:list-item>
        <text:list-item>
          <text:p text:style-name="P2">Zorgen dat de juiste module wordt aangemaakt in Workspace.j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ijschrift"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nl" fo:country="B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tten</meta:initial-creator>
    <meta:creation-date>2008-05-18T15:36:00</meta:creation-date>
    <dc:creator>Wouter</dc:creator>
    <dc:date>2008-05-26T10:48:00</dc:date>
    <meta:editing-cycles>47</meta:editing-cycles>
    <meta:editing-duration>PT11H12M</meta:editing-duration>
    <meta:document-statistic meta:table-count="2" meta:image-count="0" meta:object-count="0" meta:page-count="3" meta:paragraph-count="28" meta:word-count="906" meta:character-count="5689" meta:non-whitespace-character-count="4804"/>
    <meta:generator>LibreOffice/5.3.3.2$Linux_X86_64 LibreOffice_project/30m0$Build-2</meta:generator>
  </office:meta>
</office:document-meta>
</file>